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0000000603B00B64BCCF291C4.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list-style-name="WWNum23">
      <style:paragraph-properties fo:margin-left="0.5in" fo:margin-right="0in" fo:margin-top="0.1665in" fo:margin-bottom="0in" loext:contextual-spacing="false" fo:line-height="100%" fo:text-indent="-0.25in" style:auto-text-indent="false"/>
    </style:style>
    <style:style style:name="P3"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18">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15"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16"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17" style:family="paragraph" style:parent-style-name="Standard" style:list-style-name="WWNum19">
      <style:paragraph-properties fo:margin-left="0.5in" fo:margin-right="0in" fo:margin-top="0.1665in" fo:margin-bottom="0in" loext:contextual-spacing="false" fo:line-height="100%" fo:text-indent="-0.25in" style:auto-text-indent="false"/>
    </style:style>
    <style:style style:name="P18" style:family="paragraph" style:parent-style-name="Standard" style:list-style-name="WWNum17">
      <style:paragraph-properties fo:margin-left="0.5in" fo:margin-right="0in" fo:margin-top="0.1665in" fo:margin-bottom="0in" loext:contextual-spacing="false" fo:line-height="100%" fo:text-indent="-0.25in" style:auto-text-indent="false"/>
    </style:style>
    <style:style style:name="P19" style:family="paragraph" style:parent-style-name="Standard" style:list-style-name="WWNum15">
      <style:paragraph-properties fo:margin-left="0.5in" fo:margin-right="0in" fo:margin-top="0.1665in" fo:margin-bottom="0in" loext:contextual-spacing="false" fo:line-height="100%" fo:text-indent="-0.25in" style:auto-text-indent="false"/>
    </style:style>
    <style:style style:name="P20"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21"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22" style:family="paragraph" style:parent-style-name="Standard" style:list-style-name="WWNum21">
      <style:paragraph-properties fo:margin-left="0.5in" fo:margin-right="0in" fo:margin-top="0.1665in" fo:margin-bottom="0in" loext:contextual-spacing="false" fo:line-height="100%" fo:text-indent="-0.25in" style:auto-text-indent="false"/>
    </style:style>
    <style:style style:name="P23"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24" style:family="paragraph" style:parent-style-name="Standard" style:list-style-name="WWNum23">
      <style:paragraph-properties fo:margin-left="0.5in" fo:margin-right="0in" fo:margin-top="0in" fo:margin-bottom="0in" loext:contextual-spacing="false" fo:line-height="100%" fo:text-indent="-0.25in" style:auto-text-indent="false"/>
    </style:style>
    <style:style style:name="P25"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26"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27"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28" style:family="paragraph" style:parent-style-name="Standard" style:list-style-name="WWNum18">
      <style:paragraph-properties fo:margin-left="0.5in" fo:margin-right="0in" fo:margin-top="0in" fo:margin-bottom="0in" loext:contextual-spacing="false" fo:line-height="100%" fo:text-indent="-0.25in" style:auto-text-indent="false"/>
    </style:style>
    <style:style style:name="P29"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30"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32"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33"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34"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35"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36"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37" style:family="paragraph" style:parent-style-name="Standard" style:list-style-name="WWNum21">
      <style:paragraph-properties fo:margin-left="0.5in" fo:margin-right="0in" fo:margin-top="0in" fo:margin-bottom="0in" loext:contextual-spacing="false" fo:line-height="100%" fo:text-indent="-0.25in" style:auto-text-indent="false"/>
    </style:style>
    <style:style style:name="P38"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39" style:family="paragraph" style:parent-style-name="Standard" style:list-style-name="WWNum23">
      <style:paragraph-properties fo:margin-left="0.5in" fo:margin-right="0in" fo:margin-top="0in" fo:margin-bottom="0.1665in" loext:contextual-spacing="false" fo:line-height="100%" fo:text-indent="-0.25in" style:auto-text-indent="false"/>
    </style:style>
    <style:style style:name="P40"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41"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42"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43" style:family="paragraph" style:parent-style-name="Standard" style:list-style-name="WWNum18">
      <style:paragraph-properties fo:margin-left="0.5in" fo:margin-right="0in" fo:margin-top="0in" fo:margin-bottom="0.1665in" loext:contextual-spacing="false" fo:line-height="100%" fo:text-indent="-0.25in" style:auto-text-indent="false"/>
    </style:style>
    <style:style style:name="P44"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45"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46"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47"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48"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49"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50"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51"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52"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53" style:family="paragraph" style:parent-style-name="Standard" style:list-style-name="WWNum19">
      <style:paragraph-properties fo:margin-left="0.5in" fo:margin-right="0in" fo:margin-top="0in" fo:margin-bottom="0.1665in" loext:contextual-spacing="false" fo:line-height="100%" fo:text-indent="-0.25in" style:auto-text-indent="false"/>
    </style:style>
    <style:style style:name="P54" style:family="paragraph" style:parent-style-name="Standard" style:list-style-name="WWNum17">
      <style:paragraph-properties fo:margin-left="0.5in" fo:margin-right="0in" fo:margin-top="0in" fo:margin-bottom="0.1665in" loext:contextual-spacing="false" fo:line-height="100%" fo:text-indent="-0.25in" style:auto-text-indent="false"/>
    </style:style>
    <style:style style:name="P55" style:family="paragraph" style:parent-style-name="Standard" style:list-style-name="WWNum15">
      <style:paragraph-properties fo:margin-left="0.5in" fo:margin-right="0in" fo:margin-top="0in" fo:margin-bottom="0.1665in" loext:contextual-spacing="false" fo:line-height="100%" fo:text-indent="-0.25in" style:auto-text-indent="false"/>
    </style:style>
    <style:style style:name="P56"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57"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58"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59"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60" style:family="paragraph" style:parent-style-name="Standard" style:list-style-name="WWNum3">
      <style:paragraph-properties fo:margin-left="0.5in" fo:margin-right="0in" fo:margin-top="0.1665in" fo:margin-bottom="0.1665in" loext:contextual-spacing="false" fo:line-height="100%" fo:text-indent="-0.25in" style:auto-text-indent="false"/>
    </style:style>
    <style:style style:name="P61"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62" style:family="paragraph" style:parent-style-name="Standard" style:list-style-name="WWNum1">
      <style:paragraph-properties fo:margin-left="1in" fo:margin-right="0in" fo:margin-top="0in" fo:margin-bottom="0.1665in" loext:contextual-spacing="false" fo:line-height="100%" fo:text-indent="-0.25in" style:auto-text-indent="false"/>
    </style:style>
    <style:style style:name="P63" style:family="paragraph" style:parent-style-name="Standard" style:master-page-name="Standard">
      <style:paragraph-properties style:page-number="1"/>
    </style:style>
    <style:style style:name="P64" style:family="paragraph" style:parent-style-name="Heading_20_6">
      <style:paragraph-properties fo:margin-top="0.139in" fo:margin-bottom="0.028in" loext:contextual-spacing="false" fo:line-height="100%" fo:keep-together="auto" fo:keep-with-next="auto"/>
    </style:style>
    <style:style style:name="P65" style:family="paragraph" style:parent-style-name="Heading_20_3">
      <style:paragraph-properties fo:margin-top="0.1945in" fo:margin-bottom="0.0555in" loext:contextual-spacing="false" fo:line-height="100%" fo:keep-together="auto" fo:keep-with-next="auto"/>
    </style:style>
    <style:style style:name="P66" style:family="paragraph" style:parent-style-name="Heading_20_5">
      <style:paragraph-properties fo:margin-top="0.1528in" fo:margin-bottom="0.028in" loext:contextual-spacing="false" fo:line-height="100%" fo:keep-together="auto" fo:keep-with-next="auto"/>
    </style:style>
    <style:style style:name="P67" style:family="paragraph">
      <loext:graphic-properties draw:fill="solid" draw:fill-color="#a0a0a0"/>
      <style:paragraph-properties fo:text-align="center"/>
    </style:style>
    <style:style style:name="T1" style:family="text">
      <style:text-properties fo:color="#000000" fo:font-size="10pt" fo:font-weight="bold" style:font-size-asian="10pt" style:font-weight-asian="bold" style:font-size-complex="10pt"/>
    </style:style>
    <style:style style:name="T2" style:family="text">
      <style:text-properties fo:color="#000000" fo:font-size="9pt" fo:font-style="normal" fo:font-weight="bold" style:font-size-asian="9pt" style:font-style-asian="normal" style:font-weight-asian="bold" style:font-size-complex="9pt"/>
    </style:style>
    <style:style style:name="T3" style:family="text">
      <style:text-properties fo:color="#000000" fo:font-size="13pt" fo:font-weight="bold" style:font-size-asian="13pt" style:font-weight-asian="bold" style:font-size-complex="13pt"/>
    </style:style>
    <style:style style:name="T4" style:family="text">
      <style:text-properties fo:font-weight="bold" style:font-weight-asian="bold"/>
    </style:style>
    <style:style style:name="T5"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Share</text:p>
      <text:p text:style-name="Standard"><draw:frame draw:style-name="fr1" draw:name="image1.jpg" text:anchor-type="as-char" svg:width="0.3335in" svg:height="0.3335in" draw:z-index="0"><draw:image xlink:href="Pictures/1000000000000060000000603B00B64BCCF291C4.jpg" xlink:type="simple" xlink:show="embed" xlink:actuate="onLoad" loext:mime-type="image/jpeg"/><svg:desc>User</svg:desc></draw:frame></text:p>
      <text:p text:style-name="P66"><text:bookmark text:name="_jf2ji5nvdyty"/><text:span text:style-name="T1">You said:</text:span></text:p>
      <text:p text:style-name="Standard">tell stage of tvvdie game nitendo mario</text:p>
      <text:p text:style-name="P64"><text:bookmark text:name="_ogayrjbxsaex"/><text:span text:style-name="T2">ChatGPT said:</text:span></text:p>
      <text:p text:style-name="Standard">ChatGPT</text:p>
      <text:p text:style-name="P1">The iconic Nintendo Mario video game series is divided into various stages or levels, depending on the specific title in the franchise. Let me describe the stages in a general sense, as they appear in classic Mario games like <text:span text:style-name="T4">Super Mario Bros.</text:span>:</text:p>
      <text:p text:style-name="P65"><text:bookmark text:name="_f3bwt4ztguv"/><text:span text:style-name="T3">1. Overworld Stages</text:span></text:p>
      <text:list xml:id="list1239284352" text:style-name="WWNum23">
        <text:list-item>
          <text:p text:style-name="P2">The most common stages, featuring open skies, grassy platforms, question blocks, and power-ups like mushrooms and fire flowers.</text:p>
        </text:list-item>
        <text:list-item>
          <text:p text:style-name="P24">Enemies include Goombas, Koopa Troopas, and Piranha Plants.</text:p>
        </text:list-item>
        <text:list-item>
          <text:p text:style-name="P39">These stages often have straightforward platforming challenges.</text:p>
        </text:list-item>
      </text:list>
      <text:p text:style-name="P65"><text:bookmark text:name="_xhypyjd0yocv"/><text:span text:style-name="T3">2. Underground Stages</text:span></text:p>
      <text:list xml:id="list329967624" text:style-name="WWNum22">
        <text:list-item>
          <text:p text:style-name="P3">Set in dark, cavernous areas with blue or gray stone platforms.</text:p>
        </text:list-item>
        <text:list-item>
          <text:p text:style-name="P25">Pipes play a major role, sometimes leading to secret areas or coin bonuses.</text:p>
        </text:list-item>
        <text:list-item>
          <text:p text:style-name="P40">Music is more ambient and moody compared to overworld stages.</text:p>
        </text:list-item>
      </text:list>
      <text:p text:style-name="P65"><text:bookmark text:name="_45t0l3w42es4"/><text:span text:style-name="T3">3. Underwater Stages</text:span></text:p>
      <text:list xml:id="list2461046805" text:style-name="WWNum9">
        <text:list-item>
          <text:p text:style-name="P4">Mario swims through water, avoiding aquatic enemies like Cheep Cheeps and Bloopers.</text:p>
        </text:list-item>
        <text:list-item>
          <text:p text:style-name="P26">Physics are different; movement is slower and more challenging.</text:p>
        </text:list-item>
        <text:list-item>
          <text:p text:style-name="P41">These stages are visually stunning and have distinct relaxing music.</text:p>
        </text:list-item>
      </text:list>
      <text:p text:style-name="P65"><text:bookmark text:name="_39rbpn8204j7"/><text:span text:style-name="T3">4. Castle Stages</text:span></text:p>
      <text:list xml:id="list3181998208" text:style-name="WWNum14">
        <text:list-item>
          <text:p text:style-name="P5"><text:soft-page-break/>These stages are located in Bowser’s fiery fortresses.</text:p>
        </text:list-item>
        <text:list-item>
          <text:p text:style-name="P27">Challenges include fireballs, lava pits, Thwomps, and moving platforms.</text:p>
        </text:list-item>
        <text:list-item>
          <text:p text:style-name="P42">Often end with a boss fight against Bowser or one of his minions.</text:p>
        </text:list-item>
      </text:list>
      <text:p text:style-name="P65"><text:bookmark text:name="_aqo7ddejyocg"/><text:span text:style-name="T3">5. Sky or Cloud Stages</text:span></text:p>
      <text:list xml:id="list146183645" text:style-name="WWNum18">
        <text:list-item>
          <text:p text:style-name="P6">High-altitude levels with platforms suspended in the air or on clouds.</text:p>
        </text:list-item>
        <text:list-item>
          <text:p text:style-name="P28">Falling off leads to instant failure.</text:p>
        </text:list-item>
        <text:list-item>
          <text:p text:style-name="P43">Enemies like Lakitu throw Spinies to increase the difficulty.</text:p>
        </text:list-item>
      </text:list>
      <text:p text:style-name="P65"><text:bookmark text:name="_jalvh6wi3pzp"/><text:span text:style-name="T3">6. Bonus and Secret Stages</text:span></text:p>
      <text:list xml:id="list821826727" text:style-name="WWNum20">
        <text:list-item>
          <text:p text:style-name="P7">Hidden areas that provide extra coins, power-ups, or shortcuts.</text:p>
        </text:list-item>
        <text:list-item>
          <text:p text:style-name="P44">Often accessed via warp pipes or specific in-game actions.</text:p>
        </text:list-item>
      </text:list>
      <text:p text:style-name="P65"><text:bookmark text:name="_478csv9tw1ew"/><text:span text:style-name="T3">7. Desert, Snow, and Jungle Stages (in newer games)</text:span></text:p>
      <text:list xml:id="list4089902065" text:style-name="WWNum1">
        <text:list-item>
          <text:p text:style-name="P8">Themes vary with unique environmental challenges:</text:p>
          <text:list>
            <text:list-item>
              <text:p text:style-name="P61">Sandstorms and quicksand in desert levels.</text:p>
            </text:list-item>
            <text:list-item>
              <text:p text:style-name="P61">Slippery ice platforms in snow levels.</text:p>
            </text:list-item>
            <text:list-item>
              <text:p text:style-name="P62">Dense foliage and water hazards in jungle levels.</text:p>
            </text:list-item>
          </text:list>
        </text:list-item>
      </text:list>
      <text:p text:style-name="P65"><text:bookmark text:name="_uc8vbj4k1ngn"/><text:span text:style-name="T3">8. Boss Stages</text:span></text:p>
      <text:list xml:id="list2384933855" text:style-name="WWNum13">
        <text:list-item>
          <text:p text:style-name="P9">Typically involve larger arenas with special enemies or Bowser's children (Koopalings).</text:p>
        </text:list-item>
        <text:list-item>
          <text:p text:style-name="P45">Require specific tactics, such as jumping on the boss multiple times or hitting them with fireballs.</text:p>
        </text:list-item>
      </text:list>
      <text:p text:style-name="P1">Let me know if you’d like details about a specific Mario game!</text:p>
      <text:p text:style-name="Standard">4o</text:p>
      <text:p text:style-name="P66"><text:bookmark text:name="_3ymy0298xrzi"/><text:span text:style-name="T1">You said:</text:span></text:p>
      <text:p text:style-name="Standard"><text:soft-page-break/>give all stages as prompt in these manner formula for 6 seconds of each 270 words in this formula for tamiol south indain man and tamil princess in south indian village and coluring of real mario game but realstic dslr camera and real humans in this formula each Main Subject + Scene + Motion + Camera Movement + Aesthetic Atmosphere</text:p>
      <text:p text:style-name="P64"><text:bookmark text:name="_lmjv3h1rn0uj"/><text:span text:style-name="T2">ChatGPT said:</text:span></text:p>
      <text:p text:style-name="Standard">ChatGPT</text:p>
      <text:p text:style-name="P1">Here is a prompt formula for each stage as requested, tailored for a Tamil South Indian man and princess in a realistic South Indian village, with the color style of Mario games but using a realistic DSLR camera aesthetic and real humans.</text:p>
      <text:p text:style-name="Standard"><draw:rect text:anchor-type="as-char" style:rel-width="100%" draw:z-index="0" draw:style-name="gr1" draw:text-style-name="P67" svg:width="0.0012in" svg:height="0.0213in"><text:p/></draw:rect></text:p>
      <text:p text:style-name="P65"><text:bookmark text:name="_8gr3gix9tqma"/><text:span text:style-name="T3">1. Overworld Stage</text:span></text:p>
      <text:p text:style-name="P1"><text:span text:style-name="T4">Main Subject:</text:span> A young Tamil man wearing a white dhoti and a cotton shirt, alongside a Tamil princess in a vibrant silk saree, walking across lush green paddy fields.<text:line-break/><text:span text:style-name="T4">Scene:</text:span> They navigate stone pathways surrounded by swaying coconut trees, with traditional mud houses in the background.<text:line-break/><text:span text:style-name="T4">Motion:</text:span> The man leaps over a small stream while the princess carefully balances on stepping stones, her saree flowing.<text:line-break/><text:span text:style-name="T4">Camera Movement:</text:span> A steady tracking shot, starting low at their feet and panning upward to capture the scenic backdrop.<text:line-break/><text:span text:style-name="T4">Aesthetic Atmosphere:</text:span> Bright, saturated colors mimicking the cheerful palette of Mario’s overworld, with golden sunlight illuminating the scene.</text:p>
      <text:p text:style-name="Standard"><draw:rect text:anchor-type="as-char" style:rel-width="100%" draw:z-index="1" draw:style-name="gr1" draw:text-style-name="P67" svg:width="0.0012in" svg:height="0.0213in"><text:p/></draw:rect></text:p>
      <text:p text:style-name="P65"><text:bookmark text:name="_3widyesnv3d"/><text:span text:style-name="T3">2. Underground Stage</text:span></text:p>
      <text:p text:style-name="P1"><text:span text:style-name="T4">Main Subject:</text:span> The man and princess holding oil lamps, cautiously exploring an ancient stone temple basement.<text:line-break/><text:span text:style-name="T4">Scene:</text:span> They descend a narrow, moss-covered staircase into a dimly lit underground chamber filled with carvings and creeping roots.<text:line-break/><text:span text:style-name="T4">Motion:</text:span> The man pushes aside a loose boulder, revealing a hidden pathway as bats flutter around.<text:line-break/><text:span text:style-name="T4">Camera Movement:</text:span> Slow dolly inward, focusing on the flickering lamp light and shadows dancing on the walls.<text:line-break/><text:span text:style-name="T4">Aesthetic Atmosphere:</text:span> Muted earthy tones, with golden highlights from the lamps creating a mysterious, adventurous vibe.</text:p>
      <text:p text:style-name="Standard"><draw:rect text:anchor-type="as-char" style:rel-width="100%" draw:z-index="2" draw:style-name="gr1" draw:text-style-name="P67" svg:width="0.0012in" svg:height="0.0213in"><text:p/></draw:rect></text:p>
      <text:p text:style-name="P65"><text:bookmark text:name="_fbnesfilhelt"/><text:span text:style-name="T3">3. Underwater Stage</text:span></text:p>
      <text:p text:style-name="P1"><text:span text:style-name="T4">Main Subject:</text:span> The couple, now in lighter attire, diving into a crystal-clear temple pond to retrieve a glowing artifact.<text:line-break/><text:span text:style-name="T4">Scene:</text:span> They swim gracefully through the water, surrounded by ancient submerged sculptures and colorful fish.<text:line-break/><text:span text:style-name="T4">Motion:</text:span> The princess points to an underwater tunnel while the man pushes against strong currents to retrieve a treasure.<text:line-break/><text:span text:style-name="T4">Camera Movement:</text:span> A smooth underwater tracking shot, weaving through bubbles and following their movements.<text:line-break/><text:span text:style-name="T4">Aesthetic Atmosphere:</text:span> Cool blues and greens, with sunlight refracting through the water to create a serene yet adventurous feel.</text:p>
      <text:p text:style-name="Standard"><draw:rect text:anchor-type="as-char" style:rel-width="100%" draw:z-index="3" draw:style-name="gr1" draw:text-style-name="P67" svg:width="0.0012in" svg:height="0.0213in"><text:p/></draw:rect></text:p>
      <text:p text:style-name="P65"><text:bookmark text:name="_6avdbh77rigz"/><text:span text:style-name="T3">4. Castle Stage</text:span></text:p>
      <text:p text:style-name="P1"><text:span text:style-name="T4">Main Subject:</text:span> The Tamil man, now wearing a warrior’s attire, and the princess in royal battle gear, standing before a towering stone fortress engulfed in flames.<text:line-break/><text:span text:style-name="T4">Scene:</text:span> They battle their way through flaming corridors with collapsing stone walls and cascading molten lava.<text:line-break/><text:span text:style-name="T4">Motion:</text:span> The man shields the princess from falling debris, then charges forward with a sword to fight an armored foe.<text:line-break/><text:span text:style-name="T4">Camera Movement:</text:span> Handheld, shaky shots following the chaos, combined with dramatic slow motion during key moments of action.<text:line-break/><text:span text:style-name="T4">Aesthetic Atmosphere:</text:span> Fiery reds and oranges dominate, with heavy shadows and glowing embers creating a high-stakes environment.</text:p>
      <text:p text:style-name="Standard"><draw:rect text:anchor-type="as-char" style:rel-width="100%" draw:z-index="4" draw:style-name="gr1" draw:text-style-name="P67" svg:width="0.0012in" svg:height="0.0213in"><text:p/></draw:rect></text:p>
      <text:p text:style-name="P65"><text:bookmark text:name="_4y0rf6l40bx0"/><text:span text:style-name="T3">5. Sky Stage</text:span></text:p>
      <text:p text:style-name="P1"><text:span text:style-name="T4">Main Subject:</text:span> The couple riding on a majestic eagle, soaring high above misty South Indian hills.<text:line-break/><text:span text:style-name="T4">Scene:</text:span> The princess clings to the man as the eagle glides between floating temple ruins and shimmering clouds.<text:line-break/><text:span text:style-name="T4">Motion:</text:span> The eagle swoops to dodge obstacles, with the couple laughing and holding on tightly.<text:line-break/><text:span text:style-name="T4">Camera Movement:</text:span> Dynamic aerial shots with sweeping pans, capturing the vastness of the sky and the intricate details of the ruins.<text:line-break/><text:span text:style-name="T4">Aesthetic Atmosphere:</text:span> Bright whites and blues, with golden sunlight breaking through the clouds, evoking freedom and exhilaration.</text:p>
      <text:p text:style-name="Standard"><draw:rect text:anchor-type="as-char" style:rel-width="100%" draw:z-index="5" draw:style-name="gr1" draw:text-style-name="P67" svg:width="0.0012in" svg:height="0.0213in"><text:p/></draw:rect></text:p>
      <text:p text:style-name="P65"><text:bookmark text:name="_dff6szz5ixga"/><text:span text:style-name="T3">6. Bonus Stage</text:span></text:p>
      <text:p text:style-name="P1"><text:soft-page-break/><text:span text:style-name="T4">Main Subject:</text:span> The couple discovering a secret grove filled with golden lotus flowers and dancing peacocks.<text:line-break/><text:span text:style-name="T4">Scene:</text:span> They run playfully through the grove, collecting glowing orbs hanging from trees.<text:line-break/><text:span text:style-name="T4">Motion:</text:span> The princess spins, laughing, as the man catches a falling orb mid-air.<text:line-break/><text:span text:style-name="T4">Camera Movement:</text:span> Smooth circular tracking shots, emphasizing the joy and wonder of the moment.<text:line-break/><text:span text:style-name="T4">Aesthetic Atmosphere:</text:span> Vibrant greens and golds, with a magical sparkle effect on the glowing orbs.</text:p>
      <text:p text:style-name="Standard"><draw:rect text:anchor-type="as-char" style:rel-width="100%" draw:z-index="6" draw:style-name="gr1" draw:text-style-name="P67" svg:width="0.0012in" svg:height="0.0213in"><text:p/></draw:rect></text:p>
      <text:p text:style-name="P1">Would you like to explore a specific stage or adjust the details further?</text:p>
      <text:p text:style-name="Standard">4o</text:p>
      <text:p text:style-name="P66"><text:bookmark text:name="_s09bcsi7tdv2"/><text:span text:style-name="T1">You said:</text:span></text:p>
      <text:p text:style-name="Standard">create a series as actual game play with 270 words prompt</text:p>
      <text:p text:style-name="P64"><text:bookmark text:name="_lwfzgfrmr6dg"/><text:span text:style-name="T2">ChatGPT said:</text:span></text:p>
      <text:p text:style-name="Standard">ChatGPT</text:p>
      <text:p text:style-name="P1">Here is the <text:span text:style-name="T4">gameplay series</text:span> crafted as a sequence of 270-word prompts, designed to resemble a Mario-style Tamil South Indian adventure with realistic aesthetics. Each stage includes gameplay mechanics and visual storytelling.</text:p>
      <text:p text:style-name="Standard"><draw:rect text:anchor-type="as-char" style:rel-width="100%" draw:z-index="7" draw:style-name="gr1" draw:text-style-name="P67" svg:width="0.0012in" svg:height="0.0213in"><text:p/></draw:rect></text:p>
      <text:p text:style-name="P65"><text:bookmark text:name="_h07j60ikw15u"/><text:span text:style-name="T3">Stage 1: Overworld - Village Odyssey</text:span></text:p>
      <text:p text:style-name="P1"><text:span text:style-name="T4">Main Subject:</text:span> A Tamil man in a white dhoti and a princess in a silk saree traverse a vibrant South Indian village.<text:line-break/><text:span text:style-name="T4">Gameplay:</text:span> Players jump across rocky paths and climb ladders to avoid grazing cows and rolling clay pots. Collect "golden coconuts" to gain power-ups like speed and stamina.<text:line-break/><text:span text:style-name="T4">Scene:</text:span> The duo navigates through rice fields, stepping over small streams while interacting with NPCs like a potter and a fruit seller. Enemies include sneaky monkeys dropping mangoes.<text:line-break/><text:span text:style-name="T4">Motion:</text:span> The player leaps over obstacles and uses a bamboo stick to pole-vault across a broken bridge.<text:line-break/><text:span text:style-name="T4">Camera Movement:</text:span> A side-scrolling view with a subtle zoom-out for expansive paddy field visuals.<text:line-break/><text:span text:style-name="T4">Aesthetic Atmosphere:</text:span> Bright and earthy, with a warm golden hue highlighting the vibrant environment.</text:p>
      <text:p text:style-name="Standard"><draw:rect text:anchor-type="as-char" style:rel-width="100%" draw:z-index="8" draw:style-name="gr1" draw:text-style-name="P67" svg:width="0.0012in" svg:height="0.0213in"><text:p/></draw:rect></text:p>
      <text:p text:style-name="P65"><text:bookmark text:name="_hbrz3fbdpegj"/><text:span text:style-name="T3">Stage 2: Underground - Temple Descent</text:span></text:p>
      <text:p text:style-name="P1"><text:span text:style-name="T4">Main Subject:</text:span> The duo explores the secret catacombs of a temple.<text:line-break/><text:span text:style-name="T4">Gameplay:</text:span> Players use their oil lamps to light paths while solving</text:p>
      <text:p text:style-name="Standard">4o</text:p>
      <text:p text:style-name="P66"><text:bookmark text:name="_wq6p0tab8m5o"/><text:span text:style-name="T1">You said:</text:span></text:p>
      <text:p text:style-name="Standard">use mario costume red green cap with real nitendo game type in 270 words</text:p>
      <text:p text:style-name="P64"><text:bookmark text:name="_rb7ix95lbcz6"/><text:span text:style-name="T2">ChatGPT said:</text:span></text:p>
      <text:p text:style-name="Standard">ChatGPT</text:p>
      <text:p text:style-name="P65"><text:bookmark text:name="_8ijm7telcn1o"/><text:span text:style-name="T3">Gameplay Prompt: Mario-Inspired South Indian Adventure</text:span></text:p>
      <text:p text:style-name="Standard"><text:soft-page-break/><draw:rect text:anchor-type="as-char" style:rel-width="100%" draw:z-index="9" draw:style-name="gr1" draw:text-style-name="P67" svg:width="0.0012in" svg:height="0.0213in"><text:p/></draw:rect></text:p>
      <text:p text:style-name="P1"><text:span text:style-name="T4">Stage 1: Overworld - Village Fields<text:line-break/>Main Subject:</text:span> A Tamil man wearing Mario’s iconic red overalls and cap, alongside a princess dressed in vibrant green traditional attire resembling Luigi's green cap and outfit. They sprint through a realistic South Indian village inspired by Nintendo's gameplay aesthetics.</text:p>
      <text:p text:style-name="P1"><text:span text:style-name="T4">Gameplay:</text:span></text:p>
      <text:list xml:id="list1124214014" text:style-name="WWNum6">
        <text:list-item>
          <text:p text:style-name="P10">Jump over grazing cows and avoid rolling clay pots pushed by mischievous monkeys.</text:p>
        </text:list-item>
        <text:list-item>
          <text:p text:style-name="P29">Smash traditional clay question blocks hanging from tree branches to collect coins and "Golden Coconut" power-ups.</text:p>
        </text:list-item>
        <text:list-item>
          <text:p text:style-name="P46">Enemies include pecking chickens and bullock carts that charge across the screen. Players can dodge or stomp on them Mario-style.</text:p>
        </text:list-item>
      </text:list>
      <text:p text:style-name="P1"><text:span text:style-name="T4">Scene:<text:line-break/></text:span>The duo dashes through rice paddies, leaping over streams on wooden planks while colorful NPCs cheer them on. The background features vibrant huts and tall coconut trees, swaying gently in the wind.</text:p>
      <text:p text:style-name="P1"><text:span text:style-name="T4">Motion:<text:line-break/></text:span>Players bounce off springy banana leaves to reach higher platforms where hidden coins sparkle in the sun. The princess can slide under obstacles, while the man uses a coconut shell to bounce over pits.</text:p>
      <text:p text:style-name="P1"><text:span text:style-name="T4">Camera Movement:<text:line-break/></text:span>A dynamic 2.5D scrolling view with cinematic pans revealing distant hills and temple gopurams. Occasionally zooms in on key actions like stomping enemies or smashing blocks.</text:p>
      <text:p text:style-name="P1"><text:span text:style-name="T4">Aesthetic Atmosphere:<text:line-break/></text:span>Bright and saturated colors akin to Mario games but with real-world lighting. Red and green costumes pop against the lush, golden-hued South Indian environment.</text:p>
      <text:p text:style-name="P1"><text:span text:style-name="T4">Objective:<text:line-break/></text:span>Reach the end of the level to ring the temple bell and unlock a secret underground stage.</text:p>
      <text:p text:style-name="Standard"><draw:rect text:anchor-type="as-char" style:rel-width="100%" draw:z-index="10" draw:style-name="gr1" draw:text-style-name="P67" svg:width="0.0012in" svg:height="0.0213in"><text:p/></draw:rect></text:p>
      <text:p text:style-name="P1">Would you like the next stage expanded?</text:p>
      <text:p text:style-name="Standard">4o</text:p>
      <text:p text:style-name="P66"><text:bookmark text:name="_npo79ly5bjre"/><text:span text:style-name="T1">You said:</text:span></text:p>
      <text:p text:style-name="Standard">i said follow super mario bros real star ,goombas and turtles throughout but in south indian village straight run\</text:p>
      <text:p text:style-name="P64"><text:bookmark text:name="_iv8it8iktr1l"/><text:span text:style-name="T2">ChatGPT said:</text:span></text:p>
      <text:p text:style-name="Standard">ChatGPT</text:p>
      <text:p text:style-name="P65"><text:bookmark text:name="_tg12cxk91fys"/><text:span text:style-name="T3">Gameplay Prompt: Mario-Inspired South Indian Village Adventure</text:span></text:p>
      <text:p text:style-name="Standard"><draw:rect text:anchor-type="as-char" style:rel-width="100%" draw:z-index="11" draw:style-name="gr1" draw:text-style-name="P67" svg:width="0.0012in" svg:height="0.0213in"><text:p/></draw:rect></text:p>
      <text:p text:style-name="P1"><text:span text:style-name="T4">Stage 1: Overworld - Village Fields<text:line-break/>Main Subject:</text:span> A Tamil man in Mario’s red overalls and cap and a princess in Luigi’s green overalls and cap, running through a South Indian village setting.</text:p>
      <text:p text:style-name="P1"><text:soft-page-break/><text:span text:style-name="T4">Gameplay:</text:span></text:p>
      <text:list xml:id="list2181434105" text:style-name="WWNum8">
        <text:list-item>
          <text:p text:style-name="P11">The path is a straight run through a lush, bustling village.</text:p>
        </text:list-item>
        <text:list-item>
          <text:p text:style-name="P30">Players encounter traditional "Goombas" represented as small clay figurine creatures with mischievous grins.</text:p>
        </text:list-item>
        <text:list-item>
          <text:p text:style-name="P30">Turtle enemies are replaced by "Kolam Turtles" with colorful rangoli shells that retreat into their shells when stomped.</text:p>
        </text:list-item>
        <text:list-item>
          <text:p text:style-name="P47">Power-ups include golden coconuts hidden in question blocks shaped like clay pots hanging from tree branches. Collect stars for temporary invincibility, just like in the original game.</text:p>
        </text:list-item>
      </text:list>
      <text:p text:style-name="P1"><text:span text:style-name="T4">Scene:<text:line-break/></text:span>The path runs alongside vibrant paddy fields, small mud huts, and busy markets with NPCs cheering and waving palm leaves. Bridges made of coconut tree trunks and banana leaves act as platforms.</text:p>
      <text:p text:style-name="P1"><text:span text:style-name="T4">Motion:</text:span></text:p>
      <text:list xml:id="list3963561504" text:style-name="WWNum10">
        <text:list-item>
          <text:p text:style-name="P12">The man leaps to break question blocks, releasing coins or power-ups that spin in mid-air.</text:p>
        </text:list-item>
        <text:list-item>
          <text:p text:style-name="P48"/>
        </text:list-item>
      </text:list>
      <text:p text:style-name="Standard">4o</text:p>
      <text:p text:style-name="P66"><text:bookmark text:name="_3nfyhk704ybt"/><text:span text:style-name="T1">You said:</text:span></text:p>
      <text:p text:style-name="Standard">mushrooms,star,goombas turtelsa and tv video game in rael life i said all that based</text:p>
      <text:p text:style-name="P64"><text:bookmark text:name="_khiukzcpialn"/><text:span text:style-name="T2">ChatGPT said:</text:span></text:p>
      <text:p text:style-name="Standard">ChatGPT</text:p>
      <text:p text:style-name="P65"><text:bookmark text:name="_4e0bkqjs0mt"/><text:span text:style-name="T3">Gameplay Prompt: Real-Life Mario Adventure in a South Indian Village</text:span></text:p>
      <text:p text:style-name="Standard"><draw:rect text:anchor-type="as-char" style:rel-width="100%" draw:z-index="12" draw:style-name="gr1" draw:text-style-name="P67" svg:width="0.0012in" svg:height="0.0213in"><text:p/></draw:rect></text:p>
      <text:p text:style-name="P1"><text:span text:style-name="T4">Stage 1: Overworld - Village Adventure<text:line-break/>Main Subject:</text:span> A Tamil man in Mario's signature red overalls and cap and a princess in Luigi's green overalls, running through a vibrant South Indian village while interacting with elements directly from the classic <text:span text:style-name="T4">Super Mario Bros.</text:span> game.</text:p>
      <text:p text:style-name="P1"><text:span text:style-name="T4">Gameplay:</text:span></text:p>
      <text:list xml:id="list83929187" text:style-name="WWNum2">
        <text:list-item>
          <text:p text:style-name="P13"><text:span text:style-name="T4">Goombas</text:span> appear as small, clay-bodied creatures scuttling across the dusty path. Players stomp on them to earn coins, which pop out and fall into the pouch carried by the man.</text:p>
        </text:list-item>
        <text:list-item>
          <text:p text:style-name="P31"><text:span text:style-name="T4">Turtles</text:span> are represented as local kolam-inspired creatures with colorful shells that can be kicked forward to knock out other enemies.</text:p>
        </text:list-item>
        <text:list-item>
          <text:p text:style-name="P31">Collect <text:span text:style-name="T4">mushrooms</text:span> styled as oversized tamarind pods for health boosts, and grab <text:span text:style-name="T4">stars</text:span> hidden in question blocks shaped like clay pots hanging from coconut trees for temporary invincibility.</text:p>
        </text:list-item>
        <text:list-item>
          <text:p text:style-name="P49"><text:soft-page-break/>The level features straight-running mechanics with occasional jumps over small canals and fallen banana trunks.</text:p>
        </text:list-item>
      </text:list>
      <text:p text:style-name="P1"><text:span text:style-name="T4">Scene:<text:line-break/></text:span>The village is lively, with traditional thatched houses, bustling markets, and colorful kolams (rangoli) drawn on the ground. Paddy fields stretch into the horizon, with NPC villagers clapping and cheering. Enemies like crows and stray goats add a touch of humor as minor obstacles.</text:p>
      <text:p text:style-name="P1"><text:span text:style-name="T4">Motion:</text:span></text:p>
      <text:list xml:id="list3313089292" text:style-name="WWNum5">
        <text:list-item>
          <text:p text:style-name="P14">The man bounces off springboards made from banana leaves to reach high blocks, while the princess slides under rolling bullock carts.</text:p>
        </text:list-item>
        <text:list-item>
          <text:p text:style-name="P50">Each jump and action sends a satisfying <text:span text:style-name="T5">"thwomp"</text:span> sound as in the original game.</text:p>
        </text:list-item>
      </text:list>
      <text:p text:style-name="P1"><text:span text:style-name="T4">Camera Movement:</text:span></text:p>
      <text:list xml:id="list437650631" text:style-name="WWNum3">
        <text:list-item>
          <text:p text:style-name="P60">A steady 2D side-scrolling view with realistic DSLR-style visuals, occasionally zooming in on high-action sequences like breaking blocks or stomping Goombas.</text:p>
        </text:list-item>
      </text:list>
      <text:p text:style-name="P1"><text:span text:style-name="T4">Aesthetic Atmosphere:<text:line-break/></text:span>The rich, earthy tones of the South Indian countryside blend with the vibrant colors of Mario's universe, creating a surreal mix of tradition and nostalgia.</text:p>
      <text:p text:style-name="P1"><text:span text:style-name="T4">Objective:<text:line-break/></text:span>Collect all coins, smash clay pots for hidden stars, and reach the end where a temple bell acts as the flagpole, completing the stage.</text:p>
      <text:p text:style-name="Standard"><draw:rect text:anchor-type="as-char" style:rel-width="100%" draw:z-index="13" draw:style-name="gr1" draw:text-style-name="P67" svg:width="0.0012in" svg:height="0.0213in"><text:p/></draw:rect></text:p>
      <text:p text:style-name="P1">Would you like to proceed to the next stage, such as an underground segment?</text:p>
      <text:p text:style-name="Standard">4o</text:p>
      <text:p text:style-name="P66"><text:bookmark text:name="_8jyae624t8ka"/><text:span text:style-name="T1">You said:</text:span></text:p>
      <text:p text:style-name="Standard">give all stages like this of super mario bros</text:p>
      <text:p text:style-name="P64"><text:bookmark text:name="_204dsky4vhvh"/><text:span text:style-name="T2">ChatGPT said:</text:span></text:p>
      <text:p text:style-name="Standard">ChatGPT</text:p>
      <text:p text:style-name="P65"><text:bookmark text:name="_pehjmvqoorij"/><text:span text:style-name="T3">Real-Life Mario Adventure in South Indian Village - All Stages</text:span></text:p>
      <text:p text:style-name="P1">This series adapts all <text:span text:style-name="T4">Super Mario Bros.</text:span> stages to a South Indian village theme with real-life gameplay elements, realistic visuals, and Mario's classic mechanics.</text:p>
      <text:p text:style-name="Standard"><draw:rect text:anchor-type="as-char" style:rel-width="100%" draw:z-index="14" draw:style-name="gr1" draw:text-style-name="P67" svg:width="0.0012in" svg:height="0.0213in"><text:p/></draw:rect></text:p>
      <text:p text:style-name="P65"><text:bookmark text:name="_rw085ya9hn63"/><text:span text:style-name="T3">Stage 1: Overworld - Village Adventure</text:span></text:p>
      <text:p text:style-name="P1"><text:span text:style-name="T4">Main Subject:</text:span> A Tamil man in Mario’s red overalls and cap, accompanied by a princess in Luigi’s green overalls, running through a vibrant South Indian village.</text:p>
      <text:p text:style-name="P1"><text:soft-page-break/><text:span text:style-name="T4">Gameplay:</text:span></text:p>
      <text:list xml:id="list199197798" text:style-name="WWNum12">
        <text:list-item>
          <text:p text:style-name="P15"><text:span text:style-name="T4">Goombas:</text:span> Small, clay-bodied creatures scuttling along the path. Players stomp to eliminate them and earn coins.</text:p>
        </text:list-item>
        <text:list-item>
          <text:p text:style-name="P32"><text:span text:style-name="T4">Turtles:</text:span> Kolam-patterned turtles that retreat into their shells. Players can kick them forward to clear paths.</text:p>
        </text:list-item>
        <text:list-item>
          <text:p text:style-name="P32"><text:span text:style-name="T4">Mushrooms:</text:span> Oversized mushrooms sprouting near clay pots grant size boosts.</text:p>
        </text:list-item>
        <text:list-item>
          <text:p text:style-name="P51"><text:span text:style-name="T4">Stars:</text:span> Hidden in clay-pot-shaped question blocks, granting invincibility for a short duration.</text:p>
        </text:list-item>
      </text:list>
      <text:p text:style-name="P1"><text:span text:style-name="T4">Scene:</text:span></text:p>
      <text:list xml:id="list2571698320" text:style-name="WWNum4">
        <text:list-item>
          <text:p text:style-name="P16">Background: Paddy fields, swaying coconut trees, and mud huts with kolams.</text:p>
        </text:list-item>
        <text:list-item>
          <text:p text:style-name="P52">Obstacles: Jump over canals, avoid rolling carts, and dodge goats.</text:p>
        </text:list-item>
      </text:list>
      <text:p text:style-name="P1"><text:span text:style-name="T4">Objective:<text:line-break/></text:span>Collect coins and power-ups while reaching a temple bell that serves as the flagpole.</text:p>
      <text:p text:style-name="Standard"><draw:rect text:anchor-type="as-char" style:rel-width="100%" draw:z-index="15" draw:style-name="gr1" draw:text-style-name="P67" svg:width="0.0012in" svg:height="0.0213in"><text:p/></draw:rect></text:p>
      <text:p text:style-name="P65"><text:bookmark text:name="_hhvdz5jdkhh4"/><text:span text:style-name="T3">Stage 2: Underground - Temple Basement</text:span></text:p>
      <text:p text:style-name="P1"><text:span text:style-name="T4">Main Subject:</text:span> The duo descends into the secret basement of a temple, lit by flickering oil lamps.</text:p>
      <text:p text:style-name="P1"><text:span text:style-name="T4">Gameplay:</text:span></text:p>
      <text:list xml:id="list1110705249" text:style-name="WWNum19">
        <text:list-item>
          <text:p text:style-name="P17"><text:span text:style-name="T4">Goombas:</text:span> Muddy creatures lurking on narrow platforms.</text:p>
        </text:list-item>
        <text:list-item>
          <text:p text:style-name="P33"><text:span text:style-name="T4">Turtles:</text:span> Move slower but can knock down barriers when kicked.</text:p>
        </text:list-item>
        <text:list-item>
          <text:p text:style-name="P33">Hidden tunnels transport players to bonus coin rooms.</text:p>
        </text:list-item>
        <text:list-item>
          <text:p text:style-name="P53">Players navigate puzzle blocks resembling ancient Tamil inscriptions to advance.</text:p>
        </text:list-item>
      </text:list>
      <text:p text:style-name="P1"><text:span text:style-name="T4">Scene:<text:line-break/></text:span>A dim, stone-walled basement with roots hanging from the ceiling. Coins sparkle in hidden alcoves.</text:p>
      <text:p text:style-name="P1"><text:span text:style-name="T4">Objective:<text:line-break/></text:span>Solve puzzles and find a secret exit leading back to the village surface.</text:p>
      <text:p text:style-name="Standard"><draw:rect text:anchor-type="as-char" style:rel-width="100%" draw:z-index="16" draw:style-name="gr1" draw:text-style-name="P67" svg:width="0.0012in" svg:height="0.0213in"><text:p/></draw:rect></text:p>
      <text:p text:style-name="P65"><text:bookmark text:name="_g9840rp2n70v"/><text:span text:style-name="T3">Stage 3: Underwater - Sacred Pond</text:span></text:p>
      <text:p text:style-name="P1"><text:soft-page-break/><text:span text:style-name="T4">Main Subject:</text:span> The duo swims through a serene temple pond, dodging aquatic enemies.</text:p>
      <text:p text:style-name="P1"><text:span text:style-name="T4">Gameplay:</text:span></text:p>
      <text:list xml:id="list2677280939" text:style-name="WWNum17">
        <text:list-item>
          <text:p text:style-name="P18"><text:span text:style-name="T4">Goombas:</text:span> Reimagined as floating clay figurines.</text:p>
        </text:list-item>
        <text:list-item>
          <text:p text:style-name="P34"><text:span text:style-name="T4">Turtles:</text:span> Water turtles with glowing shells. Players can spin to push them away.</text:p>
        </text:list-item>
        <text:list-item>
          <text:p text:style-name="P34"><text:span text:style-name="T4">Mushrooms:</text:span> Drift in the water for players to collect.</text:p>
        </text:list-item>
        <text:list-item>
          <text:p text:style-name="P54">Oxygen bubbles act as a survival mechanic.</text:p>
        </text:list-item>
      </text:list>
      <text:p text:style-name="P1"><text:span text:style-name="T4">Scene:<text:line-break/></text:span>Crystal-clear water with submerged temple ruins, vibrant fish, and floating lotuses.</text:p>
      <text:p text:style-name="P1"><text:span text:style-name="T4">Objective:<text:line-break/></text:span>Swim through the pond, collect coins, and emerge onto the shore leading to the next stage.</text:p>
      <text:p text:style-name="Standard"><draw:rect text:anchor-type="as-char" style:rel-width="100%" draw:z-index="17" draw:style-name="gr1" draw:text-style-name="P67" svg:width="0.0012in" svg:height="0.0213in"><text:p/></draw:rect></text:p>
      <text:p text:style-name="P65"><text:bookmark text:name="_byvmt46rjpd4"/><text:span text:style-name="T3">Stage 4: Castle - Fiery Fortress</text:span></text:p>
      <text:p text:style-name="P1"><text:span text:style-name="T4">Main Subject:</text:span> The man and princess enter a towering stone fortress engulfed in flames.</text:p>
      <text:p text:style-name="P1"><text:span text:style-name="T4">Gameplay:</text:span></text:p>
      <text:list xml:id="list3722197244" text:style-name="WWNum15">
        <text:list-item>
          <text:p text:style-name="P19"><text:span text:style-name="T4">Goombas:</text:span> Fiery variants that explode when stomped.</text:p>
        </text:list-item>
        <text:list-item>
          <text:p text:style-name="P35"><text:span text:style-name="T4">Turtles:</text:span> Lava turtles with glowing red shells that move faster.</text:p>
        </text:list-item>
        <text:list-item>
          <text:p text:style-name="P35"><text:span text:style-name="T4">Obstacles:</text:span> Dodge swinging iron spikes and lava pits.</text:p>
        </text:list-item>
        <text:list-item>
          <text:p text:style-name="P55">Use power-ups to extinguish small fires blocking the path.</text:p>
        </text:list-item>
      </text:list>
      <text:p text:style-name="P1"><text:span text:style-name="T4">Scene:<text:line-break/></text:span>A fiery castle with crumbling walls and molten lava. The final room features a boss battle with a massive armored "Bowser" character reimagined as a mythical South Indian demon.</text:p>
      <text:p text:style-name="P1"><text:span text:style-name="T4">Objective:<text:line-break/></text:span>Defeat the boss and rescue a sacred relic to complete the stage.</text:p>
      <text:p text:style-name="Standard"><draw:rect text:anchor-type="as-char" style:rel-width="100%" draw:z-index="18" draw:style-name="gr1" draw:text-style-name="P67" svg:width="0.0012in" svg:height="0.0213in"><text:p/></draw:rect></text:p>
      <text:p text:style-name="P65"><text:bookmark text:name="_x76uksgx52cn"/><text:span text:style-name="T3">Stage 5: Sky - Cloud Temple</text:span></text:p>
      <text:p text:style-name="P1"><text:span text:style-name="T4">Main Subject:</text:span> The duo rides on a floating platform powered by temple bells, soaring through the sky.</text:p>
      <text:p text:style-name="P1"><text:soft-page-break/><text:span text:style-name="T4">Gameplay:</text:span></text:p>
      <text:list xml:id="list2670431398" text:style-name="WWNum16">
        <text:list-item>
          <text:p text:style-name="P20"><text:span text:style-name="T4">Goombas:</text:span> Cloud-like enemies that drift toward the player.</text:p>
        </text:list-item>
        <text:list-item>
          <text:p text:style-name="P36"><text:span text:style-name="T4">Turtles:</text:span> Winged versions that fly in arcs.</text:p>
        </text:list-item>
        <text:list-item>
          <text:p text:style-name="P56"><text:span text:style-name="T4">Mushrooms and Stars:</text:span> Found on floating platforms requiring precise jumps.</text:p>
        </text:list-item>
      </text:list>
      <text:p text:style-name="P1"><text:span text:style-name="T4">Scene:<text:line-break/></text:span>A dreamlike sky landscape with floating temple ruins and glowing clouds. Players dodge lightning bolts and falling debris.</text:p>
      <text:p text:style-name="P1"><text:span text:style-name="T4">Objective:<text:line-break/></text:span>Reach the highest platform, ring a giant temple bell, and descend safely.</text:p>
      <text:p text:style-name="Standard"><draw:rect text:anchor-type="as-char" style:rel-width="100%" draw:z-index="19" draw:style-name="gr1" draw:text-style-name="P67" svg:width="0.0012in" svg:height="0.0213in"><text:p/></draw:rect></text:p>
      <text:p text:style-name="P65"><text:bookmark text:name="_e16e3dlcr3nf"/><text:span text:style-name="T3">Stage 6: Bonus - Golden Grove</text:span></text:p>
      <text:p text:style-name="P1"><text:span text:style-name="T4">Main Subject:</text:span> The duo stumbles upon a secret grove filled with golden lotuses and magical animals.</text:p>
      <text:p text:style-name="P1"><text:span text:style-name="T4">Gameplay:</text:span></text:p>
      <text:list xml:id="list3734176428" text:style-name="WWNum11">
        <text:list-item>
          <text:p text:style-name="P21">Collect bonus coins and power-ups while avoiding playful monkeys.</text:p>
        </text:list-item>
        <text:list-item>
          <text:p text:style-name="P57">A giant "Super Star" is hidden at the grove's center, granting bonus points.</text:p>
        </text:list-item>
      </text:list>
      <text:p text:style-name="P1"><text:span text:style-name="T4">Scene:<text:line-break/></text:span>A vibrant, golden-hued grove with glowing plants and tranquil music.</text:p>
      <text:p text:style-name="P1"><text:span text:style-name="T4">Objective:<text:line-break/></text:span>Collect all bonus items and exit before time runs out.</text:p>
      <text:p text:style-name="Standard"><draw:rect text:anchor-type="as-char" style:rel-width="100%" draw:z-index="20" draw:style-name="gr1" draw:text-style-name="P67" svg:width="0.0012in" svg:height="0.0213in"><text:p/></draw:rect></text:p>
      <text:p text:style-name="P1">These stages follow the gameplay structure of <text:span text:style-name="T4">Super Mario Bros.</text:span> while incorporating South Indian cultural elements and realistic visuals. Would you like a specific stage expanded further?</text:p>
      <text:p text:style-name="Standard">4o</text:p>
      <text:p text:style-name="P66"><text:bookmark text:name="_vow2et390rfu"/><text:span text:style-name="T1">You said:</text:span></text:p>
      <text:p text:style-name="Standard">at 4 th stage fight the dragon with spiked thors and srtands on castle rope door bridge and intense in this formula as tamil south indian but mario Main Subject + Scene + Motion + Camera Movement + Aesthetic Atmosphere</text:p>
      <text:p text:style-name="P64"><text:bookmark text:name="_lpqgljfwswb"/><text:span text:style-name="T2">ChatGPT said:</text:span></text:p>
      <text:p text:style-name="Standard">ChatGPT</text:p>
      <text:p text:style-name="P65"><text:bookmark text:name="_ddvh93r844ti"/><text:soft-page-break/><text:span text:style-name="T3">Stage 4: Castle - The Dragon Battle on the Rope Bridge</text:span></text:p>
      <text:p text:style-name="P1"><text:span text:style-name="T4">Main Subject:</text:span> A Tamil man in Mario’s red overalls and cap, standing resolutely on a swaying rope bridge, facing a menacing, fire-breathing dragon adorned with spiked horns. The princess, dressed in Luigi’s green outfit, stands behind him, holding a golden pot for support and cheering him on.</text:p>
      <text:p text:style-name="P1"><text:span text:style-name="T4">Scene:<text:line-break/></text:span>The castle's final room opens into a perilous rope bridge suspended above a lava-filled pit. The dragon, a massive beast with scales resembling kolam patterns, guards the final gate, roaring and spewing flames. The bridge shakes as the dragon stamps its spiked tail, with crumbling stone pillars in the backdrop.</text:p>
      <text:p text:style-name="P1"><text:span text:style-name="T4">Motion:</text:span></text:p>
      <text:list xml:id="list4117814732" text:style-name="WWNum21">
        <text:list-item>
          <text:p text:style-name="P22">The man dodges the dragon’s fiery breath with precise jumps and rolls.</text:p>
        </text:list-item>
        <text:list-item>
          <text:p text:style-name="P37">He throws shells (turtle-inspired bombs) collected earlier to damage the dragon.</text:p>
        </text:list-item>
        <text:list-item>
          <text:p text:style-name="P37">The dragon launches spiked orbs that players must avoid by leaping from rope to rope.</text:p>
        </text:list-item>
        <text:list-item>
          <text:p text:style-name="P58">In a climactic moment, the man lures the dragon to breathe fire onto the rope bridge, cutting its path to escape and causing the beast to fall into the lava below.</text:p>
        </text:list-item>
      </text:list>
      <text:p text:style-name="P1"><text:span text:style-name="T4">Camera Movement:</text:span></text:p>
      <text:list xml:id="list593265571" text:style-name="WWNum7">
        <text:list-item>
          <text:p text:style-name="P23">Starts with a wide-angle shot of the dragon stomping toward the bridge.</text:p>
        </text:list-item>
        <text:list-item>
          <text:p text:style-name="P38">Dramatic close-ups of the man’s determined face and the dragon’s glowing eyes.</text:p>
        </text:list-item>
        <text:list-item>
          <text:p text:style-name="P38">Aerial tracking shots capture the man’s leaps and the dragon’s attacks, with occasional slow-motion during near-miss moments.</text:p>
        </text:list-item>
        <text:list-item>
          <text:p text:style-name="P59">A final, victorious zoom-out as the dragon falls, revealing the glowing temple door unlocking in the background.</text:p>
        </text:list-item>
      </text:list>
      <text:p text:style-name="P1"><text:span text:style-name="T4">Aesthetic Atmosphere:<text:line-break/></text:span>A fiery red and orange palette dominates, with sparks flying and lava bubbling below. The bridge ropes sway realistically, adding tension. The mix of Mario’s vibrant game elements and the intensity of South Indian mythology gives the scene a heroic, larger-than-life feel.</text:p>
      <text:p text:style-name="P1">Would you like to refine the battle further or move to the next stag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2in" fo:margin-bottom="3in" fo:margin-left="1in" fo:margin-right="1in" fo:background-color="#ffffff" style:writing-mode="lr-tb" style:layout-grid-color="#c0c0c0" style:layout-grid-lines="1524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1" meta:paragraph-count="224" meta:word-count="3020" meta:character-count="18832" meta:non-whitespace-character-count="16083"/>
    <meta:generator>LibreOfficeDev/6.0.5.2$Linux_X86_64 LibreOffice_project/</meta:generator>
  </office:meta>
</office:document-meta>
</file>